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85cm" fo:min-width="0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655cm" fo:min-width="2.929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655cm" fo:min-width="5.08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628cm" fo:min-width="0.965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628cm" fo:min-width="2.167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628cm" fo:min-width="0.754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655cm" fo:min-width="0.598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655cm" fo:min-width="0.887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655cm" fo:min-width="0.682cm"/>
    </style:style>
    <style:style style:name="P1" style:family="paragraph">
      <loext:graphic-properties draw:fill="none" draw:fill-color="#ffffff"/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color="#ff9900" fo:font-size="48pt" style:font-size-asian="48pt" style:font-size-complex="48pt"/>
    </style:style>
    <style:style style:name="P4" style:family="paragraph">
      <loext:graphic-properties draw:fill-color="#ffffff"/>
      <style:paragraph-properties fo:text-align="center"/>
      <style:text-properties fo:color="#ff6600" fo:font-size="48pt" style:font-size-asian="48pt" style:font-size-complex="48pt"/>
    </style:style>
    <style:style style:name="P5" style:family="paragraph">
      <loext:graphic-properties draw:fill-color="#ffffff"/>
      <style:paragraph-properties fo:text-align="center"/>
      <style:text-properties fo:color="#ff33ff" fo:font-size="48pt" style:font-size-asian="48pt" style:font-size-complex="48pt"/>
    </style:style>
    <style:style style:name="P6" style:family="paragraph">
      <loext:graphic-properties draw:fill-color="#ffffff"/>
      <style:paragraph-properties fo:text-align="center"/>
      <style:text-properties fo:color="#ff3333" fo:font-size="48pt" style:font-size-asian="48pt" style:font-size-complex="48pt"/>
    </style:style>
    <style:style style:name="P7" style:family="paragraph">
      <loext:graphic-properties draw:fill-color="#ffffff"/>
      <style:paragraph-properties fo:text-align="center"/>
      <style:text-properties fo:color="#ff9900" fo:font-size="44pt" style:font-size-asian="44pt" style:font-size-complex="44pt"/>
    </style:style>
    <style:style style:name="P8" style:family="paragraph">
      <loext:graphic-properties draw:fill-color="#ffffff"/>
      <style:paragraph-properties fo:text-align="center"/>
      <style:text-properties fo:color="#00cc33" fo:font-size="48pt" style:font-size-asian="48pt" style:font-size-complex="48pt"/>
    </style:style>
    <style:style style:name="P9" style:family="paragraph">
      <loext:graphic-properties draw:fill-color="#ffffff"/>
      <style:paragraph-properties fo:text-align="center"/>
      <style:text-properties fo:font-size="48pt" style:font-size-asian="48pt" style:font-size-complex="48pt"/>
    </style:style>
    <style:style style:name="P10" style:family="paragraph">
      <loext:graphic-properties draw:fill-color="#ffffff"/>
      <style:paragraph-properties fo:text-align="center"/>
      <style:text-properties fo:color="#ff0000" fo:font-size="48pt" style:font-size-asian="48pt" style:font-size-complex="48pt"/>
    </style:style>
    <style:style style:name="T1" style:family="text">
      <style:text-properties fo:color="#ff9900" fo:font-size="40pt" style:font-size-asian="40pt" style:font-size-complex="4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ff3333" fo:font-size="40pt" style:font-size-asian="40pt" style:font-size-complex="40pt"/>
    </style:style>
    <style:style style:name="T4" style:family="text">
      <style:text-properties fo:color="#ff6600" fo:font-size="40pt" style:font-size-asian="40pt" style:font-size-complex="40pt"/>
    </style:style>
    <style:style style:name="T5" style:family="text">
      <style:text-properties fo:color="#ff33ff" fo:font-size="40pt" style:font-size-asian="40pt" style:font-size-complex="40pt"/>
    </style:style>
    <style:style style:name="T6" style:family="text">
      <style:text-properties fo:color="#ff9900" fo:font-size="48pt" style:font-size-asian="48pt" style:font-size-complex="48pt"/>
    </style:style>
    <style:style style:name="T7" style:family="text">
      <style:text-properties fo:color="#ff6600" fo:font-size="48pt" style:font-size-asian="48pt" style:font-size-complex="48pt"/>
    </style:style>
    <style:style style:name="T8" style:family="text">
      <style:text-properties fo:color="#ff33ff" fo:font-size="48pt" style:font-size-asian="48pt" style:font-size-complex="48pt"/>
    </style:style>
    <style:style style:name="T9" style:family="text">
      <style:text-properties fo:color="#ff3333" fo:font-size="48pt" style:font-size-asian="48pt" style:font-size-complex="48pt"/>
    </style:style>
    <style:style style:name="T10" style:family="text">
      <style:text-properties fo:color="#ff9900" fo:font-size="44pt" style:font-size-asian="44pt" style:font-size-complex="44pt"/>
    </style:style>
    <style:style style:name="T11" style:family="text">
      <style:text-properties fo:color="#00cc33" fo:font-size="48pt" style:font-size-asian="48pt" style:font-size-complex="48pt"/>
    </style:style>
    <style:style style:name="T12" style:family="text">
      <style:text-properties fo:font-size="48pt" style:font-size-asian="48pt" style:font-size-complex="48pt"/>
    </style:style>
    <style:style style:name="T13" style:family="text">
      <style:text-properties fo:color="#ff0000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812cm" svg:height="6.535cm" svg:x="7.377cm" svg:y="1.374cm">
          <draw:text-box>
            <text:p><text:span text:style-name="T1">int</text:span><text:span text:style-name="T2"> (</text:span><text:span text:style-name="T3">^</text:span><text:span text:style-name="T4">square</text:span><text:span text:style-name="T2">)(</text:span><text:span text:style-name="T1">int</text:span><text:span text:style-name="T2">) = </text:span><text:span text:style-name="T3">^</text:span><text:span text:style-name="T2">(int </text:span><text:span text:style-name="T5">num</text:span><text:span text:style-name="T2">) </text:span></text:p>
            <text:p><text:span text:style-name="T2">{</text:span></text:p>
            <text:p><text:span text:style-name="T2"><text:tab/></text:span><text:span text:style-name="T2">return num*num;</text:span></text:p>
            <text:p><text:span text:style-name="T2">}</text:span></text:p>
          </draw:text-box>
        </draw:frame>
        <draw:custom-shape draw:style-name="gr2" draw:text-style-name="P3" draw:layer="layout" svg:width="3.429cm" svg:height="1.905cm" svg:x="23.476cm" svg:y="10.854cm">
          <text:p text:style-name="P2"><text:span text:style-name="T6">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58cm" svg:height="1.905cm" svg:x="10.441cm" svg:y="10.854cm">
          <text:p text:style-name="P2"><text:span text:style-name="T7">squ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3.429cm" svg:height="1.905cm" svg:x="27.332cm" svg:y="10.854cm">
          <text:p text:style-name="P2"><text:span text:style-name="T8">n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.465cm" svg:height="1.878cm" svg:x="8.582cm" svg:y="10.854cm">
          <text:p text:style-name="P2"><text:span text:style-name="T9">^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2.667cm" svg:height="1.878cm" svg:x="4.162cm" svg:y="10.854cm">
          <text:p text:style-name="P2"><text:span text:style-name="T10">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1.254cm" svg:height="1.878cm" svg:x="7.099cm" svg:y="10.854cm">
          <text:p text:style-name="P2"><text:span text:style-name="T11">(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1.098cm" svg:height="1.905cm" svg:x="18.339cm" svg:y="10.854cm">
          <text:p text:style-name="P2"><text:span text:style-name="T12">=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1.387cm" svg:height="1.905cm" svg:x="16.256cm" svg:y="10.854cm">
          <text:p text:style-name="P2"><text:span text:style-name="T1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1.098cm" svg:height="1.905cm" svg:x="20.339cm" svg:y="10.854cm">
          <text:p text:style-name="P2"><text:span text:style-name="T13">^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.098cm" svg:height="1.905cm" svg:x="22.139cm" svg:y="10.854cm">
          <text:p text:style-name="P2"><text:span text:style-name="T11">(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182cm" svg:height="1.905cm" svg:x="31.113cm" svg:y="10.854cm">
          <text:p text:style-name="P2"><text:span text:style-name="T11">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31T23:42:10.426397000</meta:creation-date>
    <dc:date>2015-09-01T00:43:58.064224000</dc:date>
    <meta:editing-duration>PT45M17S</meta:editing-duration>
    <meta:editing-cycles>13</meta:editing-cycles>
    <meta:generator>LibreOffice/4.4.5.2$MacOSX_X86_64 LibreOffice_project/a22f674fd25a3b6f45bdebf25400ed2adff0ff99</meta:generator>
    <meta:document-statistic meta:object-count="12"/>
  </office:meta>
</office:document-meta>
</file>